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0.457cm" svg:stroke-color="#4b1f6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" style:family="graphic" style:parent-style-name="standard">
      <style:graphic-properties svg:stroke-color="#ff950e" draw:fill-color="#ff950e" draw:textarea-horizontal-align="justify" draw:textarea-vertical-align="middle" draw:auto-grow-height="false" fo:min-height="6.1cm" fo:min-width="5.85cm"/>
    </style:style>
    <style:style style:name="gr4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dash" draw:stroke-dash="Dashed_20__28_var_29_"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Arial" fo:font-size="32pt" style:font-size-asian="32pt" style:font-size-complex="32pt"/>
    </style:style>
    <style:style style:name="P4" style:family="paragraph">
      <style:text-properties fo:color="#4c4c4c"/>
    </style:style>
    <style:style style:name="P5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color="#4b1f6f" fo:font-size="48pt" style:font-size-asian="48pt" style:font-size-complex="48pt"/>
    </style:style>
    <style:style style:name="P7" style:family="paragraph">
      <style:text-properties fo:color="#4b1f6f" style:font-name="Arial"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4b1f6f" style:font-name="Arial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1" draw:layer="layout" svg:width="2.522cm" svg:height="8.712cm" draw:transform="rotate (-3.14159265358979) translate (12.974cm 18.655cm)" svg:viewBox="0 0 2523 8713" svg:d="M0 8711c578 37 903-515 1343-774 490-288 679-842 855-1343 135-386 124-829-448-1140-532-289-719-969-1140-1424-306-330-576-794-488-1303 73-421-132-1003 407-1221 429-174 788-508 1262-570l407-326 203-407 122-203">
          <text:p/>
        </draw:path>
        <draw:custom-shape draw:style-name="gr1" draw:text-style-name="P1" draw:layer="layout" svg:width="6.35cm" svg:height="6.35cm" svg:x="3.34cm" svg:y="11.1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6.35cm" svg:x="13.74cm" svg:y="11.18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81cm" svg:y1="2.386cm" svg:x2="2.651cm" svg:y2="18.78cm">
          <text:p/>
        </draw:line>
        <draw:frame draw:style-name="gr5" draw:text-style-name="P2" draw:layer="layout" svg:width="3.11cm" svg:height="1.517cm" draw:transform="rotate (1.5707963267949) translate (0.787cm 12.455cm)">
          <draw:text-box>
            <text:p><text:span text:style-name="T1">Time</text:span></text:p>
          </draw:text-box>
        </draw:frame>
        <draw:line draw:style-name="gr6" draw:text-style-name="P3" draw:layer="layout" svg:x1="7.35cm" svg:y1="8.239cm" svg:x2="16.24cm" svg:y2="8.239cm">
          <text:p/>
        </draw:line>
        <draw:frame draw:style-name="gr5" draw:text-style-name="P5" draw:layer="layout" svg:width="6.23cm" svg:height="1.517cm" svg:x="8.493cm" svg:y="8.212cm">
          <draw:text-box>
            <text:p text:style-name="P4"><text:span text:style-name="T2">Gene Flow</text:span></text:p>
          </draw:text-box>
        </draw:frame>
        <draw:line draw:style-name="gr7" draw:text-style-name="P3" draw:layer="layout" svg:x1="7.477cm" svg:y1="19.796cm" svg:x2="16.24cm" svg:y2="19.796cm">
          <text:p/>
        </draw:line>
        <draw:frame draw:style-name="gr5" draw:text-style-name="P7" draw:layer="layout" svg:width="1.632cm" svg:height="2.143cm" svg:x="10.989cm" svg:y="18.799cm">
          <draw:text-box>
            <text:p text:style-name="P6"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5:28:45.060115550</dc:date>
    <dc:creator>Stephen Sefick</dc:creator>
    <meta:editing-duration>PT28M</meta:editing-duration>
    <meta:editing-cycles>10</meta:editing-cycles>
    <meta:generator>LibreOffice/4.3.7.2$Linux_X86_64 LibreOffice_project/430$Build-2</meta:generator>
    <meta:document-statistic meta:object-count="11"/>
  </office:meta>
</office:document-meta>
</file>